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876cm"/>
    </style:style>
    <style:style style:name="Tabella1.B" style:family="table-column">
      <style:table-column-properties style:column-width="7.37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8cm" fo:margin-left="-0.125cm" table:align="left" style:writing-mode="lr-tb"/>
    </style:style>
    <style:style style:name="Tabella2.A" style:family="table-column">
      <style:table-column-properties style:column-width="7.126cm"/>
    </style:style>
    <style:style style:name="Tabella2.B" style:family="table-column">
      <style:table-column-properties style:column-width="2.752cm"/>
    </style:style>
    <style:style style:name="Tabella2.C" style:family="table-column">
      <style:table-column-properties style:column-width="7.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375cm"/>
    </style:style>
    <style:style style:name="Tabella4.B" style:family="table-column">
      <style:table-column-properties style:column-width="9.87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7" style:family="paragraph" style:parent-style-name="Standard">
      <style:text-properties officeooo:rsid="00032ee6" officeooo:paragraph-rsid="00032ee6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Header" style:master-page-name="Standard">
      <style:paragraph-properties style:page-number="auto">
        <style:tab-stops/>
      </style:paragraph-properties>
    </style:style>
    <style:style style:name="P24" style:family="paragraph" style:parent-style-name="Normale">
      <style:text-properties fo:font-size="12pt" fo:font-weight="bold" officeooo:paragraph-rsid="00032ee6" style:font-size-asian="12pt" style:font-weight-asian="bold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032ee6" style:font-size-asian="11pt" style:font-weight-asian="bold" style:font-size-complex="11pt"/>
    </style:style>
    <style:style style:name="P26" style:family="paragraph" style:parent-style-name="Normale" style:list-style-name="L1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7" style:family="paragraph" style:parent-style-name="Normale" style:list-style-name="L2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8" style:family="paragraph" style:parent-style-name="Normale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9" style:family="paragraph" style:parent-style-name="Normale">
      <style:paragraph-properties fo:text-align="justify" style:justify-single-word="false"/>
      <style:text-properties fo:font-size="11pt" officeooo:paragraph-rsid="00032ee6" style:font-size-asian="11pt"/>
    </style:style>
    <style:style style:name="P30" style:family="paragraph" style:parent-style-name="Normale">
      <style:paragraph-properties fo:text-align="center" style:justify-single-word="false"/>
      <style:text-properties fo:font-size="11pt" officeooo:rsid="0000b9e8" officeooo:paragraph-rsid="00032ee6" style:font-size-asian="11pt" style:font-size-complex="11pt"/>
    </style:style>
    <style:style style:name="P31" style:family="paragraph" style:parent-style-name="Normale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font-weight="bold" officeooo:paragraph-rsid="00032ee6" style:font-size-asian="11pt" style:font-weight-asian="bold"/>
    </style:style>
    <style:style style:name="P32" style:family="paragraph" style:parent-style-name="Normale">
      <style:paragraph-properties fo:margin-left="0cm" fo:margin-right="0cm" fo:text-indent="1.251cm" style:auto-text-indent="false"/>
      <style:text-properties fo:font-size="11pt" fo:font-weight="bold" officeooo:paragraph-rsid="00032ee6" style:font-size-asian="11pt" style:font-weight-asian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16pt" fo:font-style="italic" style:font-size-asian="16pt" style:font-style-asian="italic"/>
    </style:style>
    <style:style style:name="T5" style:family="text">
      <style:text-properties style:font-name="Zurich XBlk BT" fo:font-size="8pt" style:font-size-asian="8pt" style:font-name-complex="Zurich XBlk B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text:list-style style:name="L1" text:consecutive-numbering="true">
      <text:list-level-style-bullet text:level="1" text:style-name="WW8NumSt1z0" style:num-prefix="*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74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">
        <style:list-level-properties text:space-before="1.249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<text:s text:c="5"/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7">Rifer. a nota n. [numero] del [data_protocollo]</text:p>
            <text:p text:style-name="Standard"/>
            <text:p text:style-name="Standard">Allegati: <text:s text:c="2"/>copia progetto</text:p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7">Spett.le <text:s/>A.S.L. n° 2 del <text:s/>Savonese</text:p>
            <text:p text:style-name="P7">via Manzoni, 14</text:p>
            <text:p text:style-name="P7">17100 - S A V O N A</text:p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e p.c.</text:p>
          </table:table-cell>
          <table:table-cell table:style-name="Tabella2.A1" office:value-type="string">
            <text:p text:style-name="P25">Al Sig. [richiedente.nominativo;block=w:tr]</text:p>
            <text:p text:style-name="P25">[richiedente.indirizzo]</text:p>
            <text:p text:style-name="P25">[richiedente.cap] [richiedente.comune] ([richiedente.provincia])</text:p>
            <text:p text:style-name="P24"/>
          </table:table-cell>
        </table:table-row>
      </table:table>
      <text:p text:style-name="P6"/>
      <text:p text:style-name="P6"/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>Oggetto :</text:p>
          </table:table-cell>
          <table:table-cell table:style-name="Tabella3.A1" office:value-type="string">
            <text:p text:style-name="P29"><text:span text:style-name="T1">Intervento relativo a [oggetto] in [ubicazione].</text:span></text:p>
          </table:table-cell>
        </table:table-row>
      </table:table>
      <text:p text:style-name="P18"/>
      <text:p text:style-name="P19"/>
      <text:p text:style-name="P19"/>
      <text:p text:style-name="P21">Si richiede, per quanto di competenza, il parere circa la rispondenza alle vigenti normative in materia di igiene <text:s/>del suolo, dell’abitato e dell’edilizia, anche ai sensi dell’art. 11, legge regionale in materia di abbattimento delle barriere architettoniche n. 15 del 12/06/1989, così come modificata dalla legge regionale n. 11 del <text:s/>5/05/1992 <text:s/>relativamente alla sottoelencata pratica:</text:p>
      <text:p text:style-name="P32"/>
      <text:list xml:id="list6427418406556659412" text:style-name="L2">
        <text:list-item>
          <text:p text:style-name="P27">Prot. n° [protocollo] del [data_protocollo] - Richiedente: </text:p>
        </text:list-item>
      </text:list>
      <text:p text:style-name="P31">[elenco_richiedenti]</text:p>
      <text:p text:style-name="P31"/>
      <text:p text:style-name="P5"/>
      <text:p text:style-name="P2"><text:tab/>Si allega a riguardo una copia del relativo progetto.</text:p>
      <text:p text:style-name="P1"><text:tab/></text:p>
      <text:p text:style-name="P20">Distinti saluti.</text:p>
      <text:p text:style-name="P20"/>
      <text:p text:style-name="P20"/>
      <text:p text:style-name="P20"/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L'incaricato dell'Istruttoria</text:p>
            <text:p text:style-name="P30">[istruttore_tecnico]</text:p>
          </table:table-cell>
          <table:table-cell table:style-name="Tabella4.A1" office:value-type="string"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3">Il Responsabile del Servizio</text:p>
            <text:p text:style-name="P3">Geom. Ivo Maffioli</text:p>
          </table:table-cell>
        </table:table-row>
      </table:table>
      <text:p text:style-name="Footer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unto_20_elenco_20_2" style:display-name="Punto elenco 2" style:family="paragraph" style:parent-style-name="Standard" style:list-style-name="WW8StyleNum">
      <style:paragraph-properties fo:margin-left="0.998cm" fo:margin-right="0cm" fo:text-indent="-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WW8Num1z0" style:family="text"/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3.283cm"/>
    </style:style>
    <style:style style:name="Tabella5.D" style:family="table-column">
      <style:table-column-properties style:column-width="5.495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3" style:family="paragraph" style:parent-style-name="Standard">
      <style:paragraph-properties fo:text-align="justify" style:justify-single-word="false"/>
    </style:style>
    <style:style style:name="MP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fo:font-size="16pt" fo:font-style="italic" style:font-size-asian="16pt" style:font-style-asian="italic"/>
    </style:style>
    <style:style style:name="MT2" style:family="text">
      <style:text-properties style:font-name="Zurich XBlk BT" fo:font-size="8pt" style:font-size-asian="8pt" style:font-name-complex="Zurich XBlk BT"/>
    </style:style>
    <style:style style:name="MT3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/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<text:span text:style-name="MT1">Settore Pianificazione Territoriale</text:span></text:p><text:p text:style-name="MP4">Sportello Unico per l’Edilizia</text:p><text:p text:style-name="Standard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Footer"><text:span text:style-name="MT2">Comune di Savona<text:tab/><text:tab/>Settore Pianificazione Ambientale</text:span>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truttura:</text:p>
            </table:table-cell>
            <table:table-cell table:style-name="Tabella5.B1" office:value-type="string">
              <text:p text:style-name="MP5">Servizio Edilizia privata</text:p>
            </table:table-cell>
            <table:table-cell table:style-name="Tabella5.B1" office:value-type="string">
              <text:p text:style-name="MP6"/>
            </table:table-cell>
            <table:table-cell table:style-name="Tabella5.D1" office:value-type="string">
              <text:p text:style-name="MP6"/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 text:c="3"/>- <text:s text:c="3"/>17100 <text:s/>Savona</text:p>
            </table:table-cell>
            <table:table-cell table:style-name="Tabella5.B2" office:value-type="string">
              <text:p text:style-name="MP5">Funzionari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5">tel. <text:s/>019-8310291/294/296/337</text:p>
              <text:p text:style-name="MP5">telefax 019-8310356</text:p>
            </table:table-cell>
            <table:table-cell table:style-name="Tabella5.B3" office:value-type="string">
              <text:p text:style-name="MP5">Orario:</text:p>
            </table:table-cell>
            <table:table-cell table:style-name="Tabella5.D3" office:value-type="string">
              <text:p text:style-name="MP3"><text:span text:style-name="MT3">martedì e giovedì <text:s/>ore 10:00 - 12:30</text:span></text:p>
              <text:p text:style-name="MP5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1-31T14:53:26.793000000</meta:creation-date>
    <dc:date>2014-01-31T14:54:56.878000000</dc:date>
    <meta:print-date>1998-11-10T11:01:00</meta:print-date>
    <meta:editing-cycles>10</meta:editing-cycles>
    <meta:editing-duration>PT12M</meta:editing-duration>
    <meta:document-statistic meta:table-count="5" meta:image-count="0" meta:object-count="1" meta:page-count="1" meta:paragraph-count="37" meta:word-count="174" meta:character-count="1319" meta:non-whitespace-character-count="1155"/>
    <meta:generator>LibreOffice/4.1.4.2$Windows_x86 LibreOffice_project/0a0440ccc0227ad9829de5f46be37cfb6edcf72</meta:generator>
  </office:meta>
</office:document-meta>
</file>